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pesquisador</text:p>
          </table:table-cell>
          <table:table-cell office:value-type="string" table:style-name="ce3">
            <text:p>data/ano</text:p>
          </table:table-cell>
          <table:table-cell office:value-type="string" table:style-name="ce2">
            <text:p>País</text:p>
          </table:table-cell>
          <table:table-cell office:value-type="string" table:style-name="ce2">
            <text:p>genero</text:p>
          </table:table-cell>
          <table:table-cell office:value-type="string" table:style-name="ce2">
            <text:p>idade</text:p>
          </table:table-cell>
          <table:table-cell office:value-type="string" table:style-name="ce2">
            <text:p>estilo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4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1 a 14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María Carmen López Berlanga</text:p>
          </table:table-cell>
          <table:table-cell office:value-type="date" office:date-value="2018-11-05T00:00:00" table:style-name="ce4">
            <text:p>05/11/2018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7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4 a 17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6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0/11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1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12/2010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1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6/02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3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5/06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09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10/2011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5/0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3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8/04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4/05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2/11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3/12/2012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4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3/05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31/07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5/08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3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1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8/04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09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12/2014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02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4/10/2015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3/04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2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8/05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9/2016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9/0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19/02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2/11/2018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07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jandro Villegas Barrera<text:s/></text:p>
          </table:table-cell>
          <table:table-cell office:value-type="string" table:style-name="ce1">
            <text:p>21/01/2019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4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5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number-rows-repeated="3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45 a 5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25 a 3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/>
        </table:table-row>
        <table:table-row table:number-rows-repeated="2"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35 a 4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55 a 6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25 a 3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rcos Ota</text:p>
          </table:table-cell>
          <table:table-cell office:value-type="string" table:style-name="ce1">
            <text:p>11/11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18 a 24 ano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A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50 a 6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0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B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9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28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3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3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3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04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C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1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D</text:p>
          </table:table-cell>
          <table:table-cell office:value-type="string" table:style-name="ce1">
            <text:p>1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1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2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3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number-rows-repeated="3"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5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6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7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8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40 a 5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9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30/04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2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6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13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0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1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30 a 40 anos.</text:p>
          </table:table-cell>
          <table:table-cell office:value-type="string" table:style-name="ce1">
            <text:p>Estilo de Uso D - Ação Concreta e Produçã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4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5/05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09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17 a 20 anos.</text:p>
          </table:table-cell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riana terçariol Turma E</text:p>
          </table:table-cell>
          <table:table-cell office:value-type="string" table:style-name="ce1">
            <text:p>21/06/2017</text:p>
          </table:table-cell>
          <table:table-cell office:value-type="string" table:style-name="ce1">
            <text:p>Brasil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20 a 30 anos.</text:p>
          </table:table-cell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number-rows-repeated="3"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3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3" table:style-name="ro1">
          <table:table-cell/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5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9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1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6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12/2010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12/2010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5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3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3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4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5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6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7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9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10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11/2011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/>
          <table:table-cell office:value-type="string" table:style-name="ce1">
            <text:p>08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6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12/2011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1/2012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6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3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4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5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8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11/2012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9/0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8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3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4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5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5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31/05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1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8/06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7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2" table:style-name="ro1">
          <table:table-cell/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8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1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8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6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9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0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9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10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7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11/2013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6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3" table:style-name="ro1">
          <table:table-cell/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12/2013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5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2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3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4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5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6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7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12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6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3" table:style-name="ro1">
          <table:table-cell/>
          <table:table-cell office:value-type="string" table:style-name="ce1">
            <text:p>03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7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7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8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8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9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3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10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11/2014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11/2014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6/0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2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6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8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9/03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4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3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4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5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30/06/2015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4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7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8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8/09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10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3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11/2015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6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2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7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3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1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4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9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2/05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6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7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8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2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number-rows-repeated="4" table:style-name="ro1">
          <table:table-cell/>
          <table:table-cell office:value-type="string" table:style-name="ce1">
            <text:p>29/09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0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11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22/11/2016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5/12/2016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6/01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1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2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acima de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3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4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5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1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06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3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4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8/06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6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7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8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17 a 2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08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09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10/2017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11/2017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3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1/03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2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4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4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4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4" table:style-name="ro1">
          <table:table-cell/>
          <table:table-cell office:value-type="string" table:style-name="ce1">
            <text:p>0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6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8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9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5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5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1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9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60 a 7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6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1">
            <text:p>04/07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2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3/08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7/08/2018</text:p>
          </table:table-cell>
          <table:table-cell office:value-type="string" table:style-name="ce1">
            <text:p>Brasi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03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05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/09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8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20 a 3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3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5/10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30/11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3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4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6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12/12/2018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2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6/02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6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40 a 5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7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30 a 4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18/03/2019</text:p>
          </table:table-cell>
          <table:table-cell office:value-type="string" table:style-name="ce1">
            <text:p>Brasil</text:p>
          </table:table-cell>
          <table:table-cell table:style-name="ce1"/>
          <table:table-cell office:value-type="string" table:style-name="ce1">
            <text:p>de 50 a 60 anos.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9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2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3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C - Estruturação e Planejament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4/03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10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1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não identificado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6/04/2018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16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participativo/ estilo de uso busca e pesquisa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27/03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number-rows-repeated="2" table:style-name="ro1">
          <table:table-cell/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07/04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.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05/05/2019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table:style-name="ce1"/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de 60 a 70 anos.</text:p>
          </table:table-cell>
          <table:table-cell office:value-type="string" table:style-name="ce1">
            <text:p>Estilo de Uso A - Uso Participativ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A - Uso Participativo no Espaço Virtual e 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 e 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number-rows-repeated="2"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 e 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D - Ação Concreta e Produçã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B - Busca e Pesquisa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acima de 70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.</text:p>
          </table:table-cell>
          <table:table-cell office:value-type="string" table:style-name="ce1">
            <text:p>Estilo de Uso C - Estruturação e Planejamento no Espaço Vir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stina Sánchez Romero</text:p>
          </table:table-cell>
          <table:table-cell office:value-type="date" office:date-value="2020-05-01T00:00:00" table:style-name="ce4">
            <text:p>01/05/2020</text:p>
          </table:table-cell>
          <table:table-cell office:value-type="string" table:style-name="ce1">
            <text:p>Espanha</text:p>
          </table:table-cell>
          <table:table-cell table:style-name="ce1"/>
          <table:table-cell office:value-type="string" table:style-name="ce1">
            <text:p>acima de 70 anos.</text:p>
          </table:table-cell>
          <table:table-cell office:value-type="string" table:style-name="ce1">
            <text:p>Estilo de Uso A - Uso Participativo no Espaço Virtual e Estilo de Uso D - Ação Concreta e Produção no Espaço Virtual</text:p>
          </table:table-cell>
          <table:table-cell table:number-columns-repeated="16378"/>
        </table:table-row>
        <table:table-row table:number-rows-repeated="10471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João Pedro Albino</meta:initial-creator>
    <dc:creator>João Pedro Albino</dc:creator>
    <meta:creation-date>2022-05-15T19:55:53Z</meta:creation-date>
    <dc:date>2022-05-31T18:09:42Z</dc:date>
  </office:meta>
</office:document-meta>
</file>